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marker-end="Arrow"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stroke="none" draw:fill="none" fo:min-height="0.4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66cm" svg:height="2.387cm" svg:x="6.969cm" svg:y="1.635cm">
          <draw:text-box>
            <text:p text:style-name="P1">Project 1</text:p>
            <text:p text:style-name="P1">Flowchart of Hangman</text:p>
            <text:p text:style-name="P1">David W. Smith – 2/5/14</text:p>
          </draw:text-box>
        </draw:frame>
        <draw:custom-shape draw:style-name="gr2" draw:text-style-name="P2" xml:id="id2" draw:id="id2" draw:layer="layout" svg:width="2.921cm" svg:height="1.778cm" svg:x="2.27cm" svg:y="8.366cm">
          <text:p text:style-name="P2">System Libraries</text:p>
          <text:p text:style-name="P2">cstdlib,ctime,</text:p>
          <text:p text:style-name="P2">iostream,cstr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2.921cm" svg:height="1.651cm" svg:x="2.27cm" svg:y="11.287cm">
          <text:p text:style-name="P2">Global Constants</text:p>
          <text:p text:style-name="P2">WRD_COL,</text:p>
          <text:p text:style-name="P2">DISP_C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3.048cm" svg:height="2.54cm" svg:x="2.226cm" svg:y="14.335cm">
          <text:p text:style-name="P2">Function</text:p>
          <text:p text:style-name="P2"><text:s/>Prototypes</text:p>
          <text:p text:style-name="P2">upCase,iniWord</text:p>
          <text:p text:style-name="P2">IniDisp,doHang</text:p>
          <text:p text:style-name="P2">dspHang,updtHng</text:p>
          <text:p text:style-name="P2">strFi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3.175cm" svg:height="2.54cm" svg:x="2.143cm" svg:y="4.302cm">
          <text:p text:style-name="P2">David W. Smith</text:p>
          <text:p text:style-name="P2">2/3/14</text:p>
          <text:p text:style-name="P2">Game “Hangman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2.921cm" svg:height="1.27cm" svg:x="2.27cm" svg:y="18.78cm">
          <text:p text:style-name="P2">Start of Progra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3.731cm" svg:y1="6.842cm" svg:x2="3.731cm" svg:y2="8.366cm" draw:start-shape="id1" draw:start-glue-point="6" draw:end-shape="id2" draw:end-glue-point="4" svg:d="m3731 6842v1524">
          <text:p/>
        </draw:connector>
        <draw:connector draw:style-name="gr4" draw:text-style-name="P1" draw:layer="layout" svg:x1="3.731cm" svg:y1="10.144cm" svg:x2="3.731cm" svg:y2="11.287cm" draw:start-shape="id2" draw:start-glue-point="6" draw:end-shape="id3" draw:end-glue-point="4" svg:d="m3731 10144v1143">
          <text:p/>
        </draw:connector>
        <draw:connector draw:style-name="gr4" draw:text-style-name="P1" draw:layer="layout" svg:x1="3.731cm" svg:y1="12.938cm" svg:x2="3.75cm" svg:y2="14.335cm" draw:start-shape="id3" draw:start-glue-point="6" draw:end-shape="id4" draw:end-glue-point="4" svg:d="m3731 12938v699h19v698">
          <text:p/>
        </draw:connector>
        <draw:connector draw:style-name="gr5" draw:text-style-name="P1" draw:layer="layout" svg:x1="3.75cm" svg:y1="16.875cm" svg:x2="3.731cm" svg:y2="18.78cm" draw:start-shape="id4" draw:start-glue-point="6" draw:end-shape="id5" draw:end-glue-point="4" svg:d="m3750 16875v953h-19v952">
          <text:p/>
        </draw:connector>
        <draw:custom-shape draw:style-name="gr2" draw:text-style-name="P2" xml:id="id6" draw:id="id6" draw:layer="layout" svg:width="2.667cm" svg:height="2.667cm" svg:x="2.524cm" svg:y="21.32cm">
          <text:p text:style-name="P2">Define</text:p>
          <text:p text:style-name="P2"><text:s/>Local</text:p>
          <text:p text:style-name="P2"><text:s/>Constants</text:p>
          <text:p text:style-name="P2">DISP_ROW,</text:p>
          <text:p text:style-name="P2">WRD_ROW,</text:p>
          <text:p text:style-name="P2">MAX_C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0.635cm" svg:height="0.762cm" svg:x="3.54cm" svg:y="25.1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0" draw:id="id10" draw:layer="layout" svg:width="0.762cm" svg:height="0.762cm" svg:x="8.212cm" svg:y="4.93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3.731cm" svg:y1="20.05cm" svg:x2="3.858cm" svg:y2="21.32cm" draw:start-shape="id5" draw:start-glue-point="6" draw:end-shape="id6" draw:end-glue-point="4" svg:d="m3731 20050v635h127v635">
          <text:p/>
        </draw:connector>
        <draw:connector draw:style-name="gr4" draw:text-style-name="P1" draw:layer="layout" svg:x1="3.858cm" svg:y1="23.987cm" svg:x2="3.858cm" svg:y2="25.13cm" draw:start-shape="id6" draw:start-glue-point="6" draw:end-shape="id7" draw:end-glue-point="4" svg:d="m3858 23987v1143">
          <text:p/>
        </draw:connector>
        <draw:custom-shape draw:style-name="gr2" draw:text-style-name="P2" xml:id="id11" draw:id="id11" draw:layer="layout" svg:width="2.413cm" svg:height="2.286cm" svg:x="7.35cm" svg:y="6.715cm">
          <text:p text:style-name="P2">Define</text:p>
          <text:p text:style-name="P2"><text:s/>Local</text:p>
          <text:p text:style-name="P2"><text:s/>Variables</text:p>
          <text:p text:style-name="P2">wrdList,sDisp,</text:p>
          <text:p text:style-name="P2">iCo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2.921cm" svg:height="1.397cm" svg:x="7.123cm" svg:y="10.144cm">
          <text:p text:style-name="P2">Seed random</text:p>
          <text:p text:style-name="P2"><text:s/>number genera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2.921cm" svg:height="3.048cm" svg:x="7.35cm" svg:y="13.446cm">
          <text:p text:style-name="P2">Initialize</text:p>
          <text:p text:style-name="P2"><text:s/>word list</text:p>
          <text:p text:style-name="P2">(in wrdList)</text:p>
          <text:p text:style-name="P2">and</text:p>
          <text:p text:style-name="P2"><text:s/>display matrix</text:p>
          <text:p text:style-name="P2">(in sDisp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2.667cm" svg:height="1.651cm" svg:x="7.477cm" svg:y="18.78cm">
          <text:p text:style-name="P2">Start of Main</text:p>
          <text:p text:style-name="P2"><text:s/>Execution Loo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0.635cm" svg:height="0.762cm" svg:x="8.466cm" svg:y="25.00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6" draw:id="id16" draw:layer="layout" svg:width="0.635cm" svg:height="0.762cm" svg:x="13.392cm" svg:y="4.8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9" draw:id="id9" draw:layer="layout" svg:width="2.032cm" svg:height="2.159cm" svg:x="12.684cm" svg:y="6.842cm">
          <text:p text:style-name="P2">Call </text:p>
          <text:p text:style-name="P2">doHang()</text:p>
          <text:p text:style-name="P2">to play</text:p>
          <text:p text:style-name="P2">1 rou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2.794cm" svg:height="2.032cm" svg:x="12.276cm" svg:y="10.271cm">
          <text:p text:style-name="P2">Query user</text:p>
          <text:p text:style-name="P2">“Play Again?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8" draw:id="id8" draw:layer="layout" svg:width="2.667cm" svg:height="2.54cm" svg:x="12.33cm" svg:y="13.573cm">
          <text:p text:style-name="P2">ICont =='Y'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8" draw:id="id18" draw:layer="layout" svg:width="3.048cm" svg:height="1.27cm" svg:x="12.13cm" svg:y="18.907cm">
          <text:p text:style-name="P2">End of Progra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2" draw:layer="layout" draw:line-skew="0.234cm" svg:x1="14.997cm" svg:y1="14.843cm" svg:x2="14.716cm" svg:y2="7.922cm" draw:start-shape="id8" draw:start-glue-point="7" draw:end-shape="id9" draw:end-glue-point="7" svg:d="m14997 14843h735v-6921h-1016">
          <text:p/>
        </draw:connector>
        <draw:connector draw:style-name="gr4" draw:text-style-name="P2" draw:layer="layout" svg:x1="8.593cm" svg:y1="5.699cm" svg:x2="8.557cm" svg:y2="6.715cm" draw:start-shape="id10" draw:start-glue-point="8" draw:end-shape="id11" draw:end-glue-point="4" svg:d="m8593 5699v508h-36v508">
          <text:p/>
        </draw:connector>
        <draw:connector draw:style-name="gr4" draw:text-style-name="P2" draw:layer="layout" svg:x1="8.557cm" svg:y1="9.001cm" svg:x2="8.584cm" svg:y2="10.144cm" draw:start-shape="id11" draw:start-glue-point="6" draw:end-shape="id12" draw:end-glue-point="4" svg:d="m8557 9001v572h27v571">
          <text:p/>
        </draw:connector>
        <draw:connector draw:style-name="gr4" draw:text-style-name="P2" draw:layer="layout" svg:x1="8.584cm" svg:y1="11.541cm" svg:x2="8.811cm" svg:y2="13.446cm" draw:start-shape="id12" draw:start-glue-point="6" draw:end-shape="id13" draw:end-glue-point="4" svg:d="m8584 11541v953h227v952">
          <text:p/>
        </draw:connector>
        <draw:connector draw:style-name="gr4" draw:text-style-name="P2" draw:layer="layout" svg:x1="8.811cm" svg:y1="16.494cm" svg:x2="8.811cm" svg:y2="18.78cm" draw:start-shape="id13" draw:start-glue-point="6" draw:end-shape="id14" draw:end-glue-point="4" svg:d="m8811 16494v2286">
          <text:p/>
        </draw:connector>
        <draw:connector draw:style-name="gr4" draw:text-style-name="P2" draw:layer="layout" svg:x1="8.811cm" svg:y1="20.431cm" svg:x2="8.784cm" svg:y2="25.003cm" draw:start-shape="id14" draw:start-glue-point="6" draw:end-shape="id15" draw:end-glue-point="4" svg:d="m8811 20431v2286h-27v2286">
          <text:p/>
        </draw:connector>
        <draw:connector draw:style-name="gr4" draw:text-style-name="P2" draw:layer="layout" svg:x1="13.71cm" svg:y1="5.572cm" svg:x2="13.7cm" svg:y2="6.842cm" draw:start-shape="id16" draw:start-glue-point="8" draw:end-shape="id9" draw:end-glue-point="4" svg:d="m13710 5572v635h-10v635">
          <text:p/>
        </draw:connector>
        <draw:connector draw:style-name="gr4" draw:text-style-name="P2" draw:layer="layout" svg:x1="13.7cm" svg:y1="9.001cm" svg:x2="13.673cm" svg:y2="10.271cm" draw:start-shape="id9" draw:start-glue-point="6" draw:end-shape="id17" draw:end-glue-point="5" svg:d="m13700 9001v635h-27v635">
          <text:p/>
        </draw:connector>
        <draw:connector draw:style-name="gr4" draw:text-style-name="P2" draw:layer="layout" svg:x1="13.673cm" svg:y1="12.303cm" svg:x2="13.664cm" svg:y2="13.573cm" draw:start-shape="id17" draw:start-glue-point="8" draw:end-shape="id8" draw:end-glue-point="4" svg:d="m13673 12303v636h-9v634">
          <text:p/>
        </draw:connector>
        <draw:connector draw:style-name="gr6" draw:text-style-name="P2" draw:layer="layout" svg:x1="13.664cm" svg:y1="16.113cm" svg:x2="13.654cm" svg:y2="18.907cm" draw:start-shape="id8" draw:start-glue-point="6" draw:end-shape="id18" draw:end-glue-point="4" svg:d="m13664 16113v1398h-10v1396">
          <text:p/>
        </draw:connector>
        <draw:frame draw:style-name="gr7" draw:text-style-name="P2" draw:layer="layout" svg:width="1.157cm" svg:height="0.688cm" svg:x="14.589cm" svg:y="13.7cm">
          <draw:text-box>
            <text:p text:style-name="P2">Yes</text:p>
          </draw:text-box>
        </draw:frame>
        <draw:frame draw:style-name="gr7" draw:text-style-name="P2" draw:layer="layout" svg:width="0.997cm" svg:height="0.688cm" svg:x="13.719cm" svg:y="15.859cm">
          <draw:text-box>
            <text:p text:style-name="P2">No</text:p>
          </draw:text-box>
        </draw:frame>
      </draw:page>
      <draw:page draw:name="page2" draw:style-name="dp1" draw:master-page-name="Default">
        <draw:frame draw:style-name="gr8" draw:text-style-name="P1" draw:layer="layout" svg:width="7.366cm" svg:height="2.388cm" svg:x="6.969cm" svg:y="1.635cm">
          <draw:text-box>
            <text:p text:style-name="P1">Project 1</text:p>
            <text:p text:style-name="P1">Flowchart of Hangman</text:p>
            <text:p text:style-name="P1">David W. Smith – 2/5/14</text:p>
          </draw:text-box>
        </draw:frame>
        <draw:custom-shape draw:style-name="gr2" draw:text-style-name="P2" xml:id="id19" draw:id="id19" draw:layer="layout" svg:width="3.048cm" svg:height="1.143cm" svg:x="2.243cm" svg:y="4.683cm">
          <text:p text:style-name="P2">Start of upCase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0" draw:id="id20" draw:layer="layout" svg:width="3.556cm" svg:height="2.159cm" svg:x="2.016cm" svg:y="7.35cm">
          <text:p text:style-name="P2">Lowercase</text:p>
          <text:p text:style-name="P2"><text:s/>letter passed i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2" draw:id="id22" draw:layer="layout" svg:width="1.778cm" svg:height="2.032cm" svg:x="7.096cm" svg:y="7.377cm">
          <text:p text:style-name="P2">Convert</text:p>
          <text:p text:style-name="P2">to</text:p>
          <text:p text:style-name="P2">upperc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1" draw:id="id21" draw:layer="layout" svg:width="3.048cm" svg:height="1.143cm" svg:x="2.27cm" svg:y="11.414cm">
          <text:p text:style-name="P2">End of upCase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3.767cm" svg:y1="5.826cm" svg:x2="3.794cm" svg:y2="7.35cm" draw:start-shape="id19" draw:start-glue-point="6" draw:end-shape="id20" draw:end-glue-point="4" svg:d="m3767 5826v762h27v762">
          <text:p/>
        </draw:connector>
        <draw:connector draw:style-name="gr6" draw:text-style-name="P2" draw:layer="layout" svg:x1="3.794cm" svg:y1="9.509cm" svg:x2="3.794cm" svg:y2="11.414cm" draw:start-shape="id20" draw:start-glue-point="6" draw:end-shape="id21" draw:end-glue-point="4" svg:d="m3794 9509v1905">
          <text:p text:style-name="P2">No</text:p>
        </draw:connector>
        <draw:connector draw:style-name="gr6" draw:text-style-name="P2" draw:layer="layout" svg:x1="5.572cm" svg:y1="8.43cm" svg:x2="7.096cm" svg:y2="8.393cm" draw:start-shape="id20" draw:start-glue-point="7" draw:end-shape="id22" draw:end-glue-point="5" svg:d="m5572 8430h763v-37h761">
          <text:p text:style-name="P2">Yes</text:p>
        </draw:connector>
        <draw:connector draw:style-name="gr4" draw:text-style-name="P2" draw:layer="layout" svg:x1="7.985cm" svg:y1="9.409cm" svg:x2="3.794cm" svg:y2="11.414cm" draw:start-shape="id22" draw:start-glue-point="6" draw:end-shape="id21" draw:end-glue-point="4" svg:d="m7985 9409v1003h-4191v1002">
          <text:p/>
        </draw:connector>
        <draw:custom-shape draw:style-name="gr2" draw:text-style-name="P2" xml:id="id23" draw:id="id23" draw:layer="layout" svg:width="2.921cm" svg:height="1.27cm" svg:x="2.397cm" svg:y="14.97cm">
          <text:p text:style-name="P2">Start of iniWord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4" draw:id="id24" draw:layer="layout" svg:width="3.048cm" svg:height="2.413cm" svg:x="2.324cm" svg:y="17.891cm">
          <text:p text:style-name="P2">Copy words</text:p>
          <text:p text:style-name="P2"><text:s/>as string literals</text:p>
          <text:p text:style-name="P2">Into words[][]</text:p>
          <text:p text:style-name="P2">arr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5" draw:id="id25" draw:layer="layout" svg:width="3.048cm" svg:height="1.524cm" svg:x="2.351cm" svg:y="22.209cm">
          <text:p text:style-name="P2">End of iniWord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2" draw:layer="layout" svg:x1="3.858cm" svg:y1="16.24cm" svg:x2="3.848cm" svg:y2="17.891cm" draw:start-shape="id23" draw:start-glue-point="6" draw:end-shape="id24" draw:end-glue-point="4" svg:d="m3858 16240v826h-10v825">
          <text:p/>
        </draw:connector>
        <draw:connector draw:style-name="gr5" draw:text-style-name="P2" draw:layer="layout" svg:x1="3.848cm" svg:y1="20.304cm" svg:x2="3.875cm" svg:y2="22.209cm" draw:start-shape="id24" draw:start-glue-point="6" draw:end-shape="id25" draw:end-glue-point="4" svg:d="m3848 20304v953h27v952">
          <text:p/>
        </draw:connector>
        <draw:custom-shape draw:style-name="gr2" draw:text-style-name="P2" xml:id="id26" draw:id="id26" draw:layer="layout" svg:width="2.921cm" svg:height="1.27cm" svg:x="13.111cm" svg:y="9.763cm">
          <text:p text:style-name="P2">Start of iniDisp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7" draw:id="id27" draw:layer="layout" svg:width="3.048cm" svg:height="2.413cm" svg:x="13.038cm" svg:y="12.684cm">
          <text:p text:style-name="P2">Copy <text:s/>graphics</text:p>
          <text:p text:style-name="P2"><text:s/>as string literals</text:p>
          <text:p text:style-name="P2">Into dMatrix[][]</text:p>
          <text:p text:style-name="P2">arr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8" draw:id="id28" draw:layer="layout" svg:width="3.048cm" svg:height="1.524cm" svg:x="13.065cm" svg:y="17.002cm">
          <text:p text:style-name="P2">End of iniDisp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2" draw:layer="layout" svg:x1="14.572cm" svg:y1="11.033cm" svg:x2="14.562cm" svg:y2="12.684cm" draw:start-shape="id26" draw:start-glue-point="6" draw:end-shape="id27" draw:end-glue-point="4" svg:d="m14572 11033v826h-10v825">
          <text:p/>
        </draw:connector>
        <draw:connector draw:style-name="gr5" draw:text-style-name="P2" draw:layer="layout" svg:x1="14.562cm" svg:y1="15.097cm" svg:x2="14.589cm" svg:y2="17.002cm" draw:start-shape="id27" draw:start-glue-point="6" draw:end-shape="id28" draw:end-glue-point="4" svg:d="m14562 15097v953h27v952">
          <text:p/>
        </draw:connector>
      </draw:page>
      <draw:page draw:name="page3" draw:style-name="dp1" draw:master-page-name="Default">
        <draw:frame draw:style-name="gr8" draw:text-style-name="P1" draw:layer="layout" svg:width="7.366cm" svg:height="2.388cm" svg:x="6.969cm" svg:y="1.635cm">
          <draw:text-box>
            <text:p text:style-name="P1">Project 1</text:p>
            <text:p text:style-name="P1">Flowchart of Hangman</text:p>
            <text:p text:style-name="P1">David W. Smith – 2/5/14</text:p>
          </draw:text-box>
        </draw:frame>
        <draw:custom-shape draw:style-name="gr2" draw:text-style-name="P2" xml:id="id29" draw:id="id29" draw:layer="layout" svg:width="3.048cm" svg:height="1.016cm" svg:x="2.016cm" svg:y="4.048cm">
          <text:p text:style-name="P2">Start of doHang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0" draw:id="id30" draw:layer="layout" svg:width="3.048cm" svg:height="1.778cm" svg:x="2.016cm" svg:y="6.207cm">
          <text:p text:style-name="P2">Passed in -</text:p>
          <text:p text:style-name="P2">dMatrix,words,</text:p>
          <text:p text:style-name="P2">rows,cols,totWr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1" draw:id="id31" draw:layer="layout" svg:width="3.556cm" svg:height="2.413cm" svg:x="1.789cm" svg:y="9.128cm">
          <text:p text:style-name="P2">Randomly <text:s/>pick</text:p>
          <text:p text:style-name="P2"><text:s/>a word from</text:p>
          <text:p text:style-name="P2"><text:s/>words[][] array,</text:p>
          <text:p text:style-name="P2">Get length &amp; location</text:p>
          <text:p text:style-name="P2"><text:s/>in arr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2" draw:id="id32" draw:layer="layout" svg:width="3.175cm" svg:height="3.048cm" svg:x="2.016cm" svg:y="12.811cm">
          <text:p text:style-name="P2">Init dMatrix,</text:p>
          <text:p text:style-name="P2">Print cheery</text:p>
          <text:p text:style-name="P2"><text:s/>message &amp;</text:p>
          <text:p text:style-name="P2"><text:s/>Display</text:p>
          <text:p text:style-name="P2"><text:s/>gallow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33" draw:id="id33" draw:layer="layout" svg:width="3.429cm" svg:height="1.397cm" svg:x="1.889cm" svg:y="17.256cm">
          <text:p text:style-name="P2">Start of main loo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4" draw:id="id34" draw:layer="layout" svg:width="3.302cm" svg:height="3.048cm" svg:x="1.916cm" svg:y="20.177cm">
          <text:p text:style-name="P2">Ask user to</text:p>
          <text:p text:style-name="P2"><text:s/>input a letter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35" draw:id="id35" draw:layer="layout" svg:width="0.635cm" svg:height="0.762cm" svg:x="3.232cm" svg:y="25.00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svg:x1="3.54cm" svg:y1="5.064cm" svg:x2="3.54cm" svg:y2="6.207cm" draw:start-shape="id29" draw:start-glue-point="6" draw:end-shape="id30" draw:end-glue-point="4" svg:d="m3540 5064v1143">
          <text:p/>
        </draw:connector>
        <draw:connector draw:style-name="gr4" draw:text-style-name="P2" draw:layer="layout" svg:x1="3.54cm" svg:y1="7.985cm" svg:x2="3.567cm" svg:y2="9.128cm" draw:start-shape="id30" draw:start-glue-point="6" draw:end-shape="id31" draw:end-glue-point="4" svg:d="m3540 7985v572h27v571">
          <text:p/>
        </draw:connector>
        <draw:connector draw:style-name="gr4" draw:text-style-name="P2" draw:layer="layout" svg:x1="3.567cm" svg:y1="11.541cm" svg:x2="3.604cm" svg:y2="12.811cm" draw:start-shape="id31" draw:start-glue-point="6" draw:end-shape="id32" draw:end-glue-point="5" svg:d="m3567 11541v635h37v635">
          <text:p/>
        </draw:connector>
        <draw:connector draw:style-name="gr4" draw:text-style-name="P2" draw:layer="layout" svg:x1="3.604cm" svg:y1="15.859cm" svg:x2="3.604cm" svg:y2="17.256cm" draw:start-shape="id32" draw:start-glue-point="8" draw:end-shape="id33" draw:end-glue-point="4" svg:d="m3604 15859v1397">
          <text:p/>
        </draw:connector>
        <draw:connector draw:style-name="gr4" draw:text-style-name="P2" draw:layer="layout" svg:x1="3.604cm" svg:y1="18.653cm" svg:x2="3.567cm" svg:y2="20.177cm" draw:start-shape="id33" draw:start-glue-point="6" draw:end-shape="id34" draw:end-glue-point="5" svg:d="m3604 18653v762h-37v762">
          <text:p/>
        </draw:connector>
        <draw:connector draw:style-name="gr4" draw:text-style-name="P2" draw:layer="layout" svg:x1="3.567cm" svg:y1="23.225cm" svg:x2="3.55cm" svg:y2="25.003cm" draw:start-shape="id34" draw:start-glue-point="8" draw:end-shape="id35" draw:end-glue-point="4" svg:d="m3567 23225v890h-17v888">
          <text:p/>
        </draw:connector>
        <draw:custom-shape draw:style-name="gr2" draw:text-style-name="P2" xml:id="id36" draw:id="id36" draw:layer="layout" svg:width="0.635cm" svg:height="0.762cm" svg:x="8.112cm" svg:y="4.30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37" draw:id="id37" draw:layer="layout" svg:width="2.413cm" svg:height="2.413cm" svg:x="7.223cm" svg:y="6.207cm">
          <text:p text:style-name="P2">Is input 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9" draw:id="id39" draw:layer="layout" svg:width="2.286cm" svg:height="2.413cm" svg:x="7.25cm" svg:y="9.636cm">
          <text:p text:style-name="P2">Is letter</text:p>
          <text:p text:style-name="P2">in wor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8" draw:id="id38" draw:layer="layout" svg:width="3.556cm" svg:height="1.905cm" svg:x="11.287cm" svg:y="8.112cm">
          <text:p text:style-name="P2">Inc. errCnt,</text:p>
          <text:p text:style-name="P2">Add char</text:p>
          <text:p text:style-name="P2"><text:s/>to Hangman &amp;</text:p>
          <text:p text:style-name="P2">displa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0" draw:id="id40" draw:layer="layout" svg:width="3.302cm" svg:height="2.921cm" svg:x="6.805cm" svg:y="12.821cm">
          <text:p text:style-name="P2">Update word</text:p>
          <text:p text:style-name="P2"><text:s/>with found</text:p>
          <text:p text:style-name="P2"><text:s/>Char &amp; displa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8.43cm" svg:y1="5.064cm" svg:x2="8.43cm" svg:y2="6.207cm" draw:start-shape="id36" draw:start-glue-point="8" draw:end-shape="id37" draw:end-glue-point="4" svg:d="m8430 5064v1143">
          <text:p/>
        </draw:connector>
        <draw:connector draw:style-name="gr4" draw:text-style-name="P2" draw:layer="layout" svg:x1="9.636cm" svg:y1="7.414cm" svg:x2="11.642cm" svg:y2="9.065cm" draw:start-shape="id37" draw:start-glue-point="7" draw:end-shape="id38" draw:end-glue-point="6" svg:d="m9636 7414h826v1651h1180">
          <text:p/>
        </draw:connector>
        <draw:connector draw:style-name="gr4" draw:text-style-name="P2" draw:layer="layout" svg:x1="9.536cm" svg:y1="10.843cm" svg:x2="11.287cm" svg:y2="9.064cm" draw:start-shape="id39" draw:start-glue-point="7" draw:end-shape="id38" draw:end-glue-point="3" svg:d="m9536 10843h876v-1779h875">
          <text:p/>
        </draw:connector>
        <draw:connector draw:style-name="gr4" draw:text-style-name="P2" draw:layer="layout" svg:x1="8.43cm" svg:y1="8.62cm" svg:x2="8.393cm" svg:y2="9.636cm" draw:start-shape="id37" draw:start-glue-point="6" draw:end-shape="id39" draw:end-glue-point="4" svg:d="m8430 8620v508h-37v508">
          <text:p/>
        </draw:connector>
        <draw:connector draw:style-name="gr4" draw:text-style-name="P2" draw:layer="layout" svg:x1="8.393cm" svg:y1="12.049cm" svg:x2="8.456cm" svg:y2="12.821cm" draw:start-shape="id39" draw:start-glue-point="6" draw:end-shape="id40" draw:end-glue-point="5" svg:d="m8393 12049v386h63v386">
          <text:p/>
        </draw:connector>
        <draw:custom-shape draw:style-name="gr2" draw:text-style-name="P2" xml:id="id41" draw:id="id41" draw:layer="layout" svg:width="2.667cm" svg:height="2.413cm" svg:x="6.777cm" svg:y="16.783cm">
          <text:p text:style-name="P2">Is word</text:p>
          <text:p text:style-name="P2">comple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2" draw:id="id42" draw:layer="layout" svg:width="3.302cm" svg:height="2.54cm" svg:x="6.523cm" svg:y="20.339cm">
          <text:p text:style-name="P2">Is Hangman</text:p>
          <text:p text:style-name="P2"><text:s/>comple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3" draw:id="id43" draw:layer="layout" svg:width="2.54cm" svg:height="2.159cm" svg:x="12.176cm" svg:y="16.91cm">
          <text:p text:style-name="P2">“You Win!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4" draw:id="id44" draw:layer="layout" svg:width="2.667cm" svg:height="2.667cm" svg:x="11.922cm" svg:y="20.312cm">
          <text:p text:style-name="P2">“You Lose!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8.12cm" svg:y1="15.742cm" svg:x2="8.111cm" svg:y2="16.783cm" draw:start-shape="id40" draw:start-glue-point="7" draw:end-shape="id41" draw:end-glue-point="4" svg:d="m8120 15742v520h-9v521">
          <text:p/>
        </draw:connector>
        <draw:connector draw:style-name="gr6" draw:text-style-name="P2" draw:layer="layout" svg:x1="8.111cm" svg:y1="19.196cm" svg:x2="8.174cm" svg:y2="20.339cm" draw:start-shape="id41" draw:start-glue-point="6" draw:end-shape="id42" draw:end-glue-point="4" svg:d="m8111 19196v572h63v571">
          <text:p text:style-name="P2">No</text:p>
        </draw:connector>
        <draw:connector draw:style-name="gr6" draw:text-style-name="P2" draw:layer="layout" svg:x1="9.444cm" svg:y1="17.99cm" svg:x2="12.43cm" svg:y2="17.99cm" draw:start-shape="id41" draw:start-glue-point="7" draw:end-shape="id43" draw:end-glue-point="6" svg:d="m9444 17990h2986">
          <text:p text:style-name="P2">Yes</text:p>
        </draw:connector>
        <draw:connector draw:style-name="gr6" draw:text-style-name="P2" draw:layer="layout" svg:x1="9.825cm" svg:y1="21.609cm" svg:x2="12.188cm" svg:y2="21.646cm" draw:start-shape="id42" draw:start-glue-point="7" draw:end-shape="id44" draw:end-glue-point="6" svg:d="m9825 21609h1049v37h1314">
          <text:p text:style-name="P2">Yes</text:p>
        </draw:connector>
        <draw:custom-shape draw:style-name="gr2" draw:text-style-name="P2" xml:id="id45" draw:id="id45" draw:layer="layout" svg:width="3.556cm" svg:height="1.651cm" svg:x="16.367cm" svg:y="19.034cm">
          <text:p text:style-name="P2">End of doHang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8.174cm" svg:y1="22.879cm" svg:x2="5.318cm" svg:y2="17.955cm" draw:start-shape="id42" draw:start-glue-point="6" draw:end-shape="id33" draw:end-glue-point="7" svg:d="m8174 22879v502h-2253v-5426h-603">
          <text:p/>
        </draw:connector>
        <draw:connector draw:style-name="gr4" draw:text-style-name="P2" draw:layer="layout" svg:x1="14.458cm" svg:y1="17.99cm" svg:x2="16.367cm" svg:y2="19.86cm" draw:start-shape="id43" draw:start-glue-point="9" draw:end-shape="id45" draw:end-glue-point="5" svg:d="m14458 17990h1084v1870h825">
          <text:p/>
        </draw:connector>
        <draw:connector draw:style-name="gr4" draw:text-style-name="P2" draw:layer="layout" svg:x1="14.318cm" svg:y1="21.646cm" svg:x2="16.367cm" svg:y2="19.86cm" draw:start-shape="id44" draw:start-glue-point="9" draw:end-shape="id45" draw:end-glue-point="5" svg:d="m14318 21646h1160v-1786h889">
          <text:p/>
        </draw:connector>
        <draw:frame draw:style-name="gr9" draw:text-style-name="P3" draw:layer="layout" svg:width="0.997cm" svg:height="0.687cm" svg:x="8.239cm" svg:y="23.225cm">
          <draw:text-box>
            <text:p text:style-name="P3">No</text:p>
          </draw:text-box>
        </draw:frame>
        <draw:frame draw:style-name="gr9" draw:text-style-name="P3" draw:layer="layout" svg:width="0.997cm" svg:height="0.687cm" svg:x="10.271cm" svg:y="7.35cm">
          <draw:text-box>
            <text:p text:style-name="P3">No</text:p>
          </draw:text-box>
        </draw:frame>
        <draw:frame draw:style-name="gr9" draw:text-style-name="P3" draw:layer="layout" svg:width="0.997cm" svg:height="0.687cm" svg:x="10.525cm" svg:y="10.398cm">
          <draw:text-box>
            <text:p text:style-name="P3">No</text:p>
          </draw:text-box>
        </draw:frame>
        <draw:frame draw:style-name="gr9" draw:text-style-name="P3" draw:layer="layout" svg:width="1.137cm" svg:height="0.687cm" svg:x="8.366cm" svg:y="9.255cm">
          <draw:text-box>
            <text:p text:style-name="P3">Yes</text:p>
          </draw:text-box>
        </draw:frame>
        <draw:frame draw:style-name="gr9" draw:text-style-name="P3" draw:layer="layout" svg:width="1.137cm" svg:height="0.687cm" svg:x="8.493cm" svg:y="12.303cm">
          <draw:text-box>
            <text:p text:style-name="P3">Yes</text:p>
          </draw:text-box>
        </draw:frame>
      </draw:page>
      <draw:page draw:name="page4" draw:style-name="dp1" draw:master-page-name="Default">
        <draw:custom-shape draw:style-name="gr2" draw:text-style-name="P2" xml:id="id46" draw:id="id46" draw:layer="layout" svg:width="3.302cm" svg:height="1.016cm" svg:x="1.762cm" svg:y="4.429cm">
          <text:p text:style-name="P2">Start of dspHang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8" draw:id="id48" draw:layer="layout" svg:width="2.667cm" svg:height="1.27cm" svg:x="2.07cm" svg:y="9.509cm">
          <text:p text:style-name="P2">row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9" draw:id="id49" draw:layer="layout" svg:width="3.302cm" svg:height="2.286cm" svg:x="1.716cm" svg:y="11.668cm">
          <text:p text:style-name="P2">row &lt;= rows-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50" draw:id="id50" draw:layer="layout" svg:width="2.54cm" svg:height="1.524cm" svg:x="2.124cm" svg:y="14.843cm">
          <text:p text:style-name="P2">col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1" draw:id="id51" draw:layer="layout" svg:width="4.191cm" svg:height="2.286cm" svg:x="2.27cm" svg:y="17.383cm">
          <text:p text:style-name="P2">col &lt;= DISP_COL-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7" draw:id="id47" draw:layer="layout" svg:width="2.413cm" svg:height="1.397cm" svg:x="2.197cm" svg:y="6.715cm">
          <text:p text:style-name="P2">Passed in – </text:p>
          <text:p text:style-name="P2">dMatrix, row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2" draw:id="id52" draw:layer="layout" svg:width="3.683cm" svg:height="2.54cm" svg:x="7.985cm" svg:y="6.207cm">
          <text:p text:style-name="P2">dMatrix[row][col]</text:p>
          <text:p text:style-name="P2"><text:s/>!= '\0'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55" draw:id="id55" draw:layer="layout" svg:width="2.413cm" svg:height="2.159cm" svg:x="13.573cm" svg:y="6.388cm">
          <text:p text:style-name="P2">Display</text:p>
          <text:p text:style-name="P2"><text:s/>character</text:p>
          <text:p text:style-name="P2">at dMatrix</text:p>
          <text:p text:style-name="P2">[row][col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53" draw:id="id53" draw:layer="layout" svg:width="2.794cm" svg:height="2.159cm" svg:x="8.193cm" svg:y="9.89cm">
          <text:p text:style-name="P2">Display end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54" draw:id="id54" draw:layer="layout" svg:width="3.302cm" svg:height="0.889cm" svg:x="7.912cm" svg:y="13.446cm">
          <text:p text:style-name="P2">Col = DISP_CO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3.413cm" svg:y1="5.445cm" svg:x2="3.404cm" svg:y2="6.715cm" draw:start-shape="id46" draw:start-glue-point="6" draw:end-shape="id47" draw:end-glue-point="4" svg:d="m3413 5445v635h-9v635">
          <text:p/>
        </draw:connector>
        <draw:connector draw:style-name="gr4" draw:text-style-name="P2" draw:layer="layout" svg:x1="3.404cm" svg:y1="8.112cm" svg:x2="3.404cm" svg:y2="9.509cm" draw:start-shape="id47" draw:start-glue-point="6" draw:end-shape="id48" draw:end-glue-point="4" svg:d="m3404 8112v1397">
          <text:p/>
        </draw:connector>
        <draw:connector draw:style-name="gr4" draw:text-style-name="P2" draw:layer="layout" svg:x1="3.404cm" svg:y1="10.779cm" svg:x2="3.367cm" svg:y2="11.668cm" draw:start-shape="id48" draw:start-glue-point="6" draw:end-shape="id49" draw:end-glue-point="4" svg:d="m3404 10779v445h-37v444">
          <text:p/>
        </draw:connector>
        <draw:connector draw:style-name="gr6" draw:text-style-name="P2" draw:layer="layout" svg:x1="3.367cm" svg:y1="13.954cm" svg:x2="3.394cm" svg:y2="14.843cm" draw:start-shape="id49" draw:start-glue-point="6" draw:end-shape="id50" draw:end-glue-point="4" svg:d="m3367 13954v445h27v444">
          <text:p text:style-name="P2">Yes</text:p>
        </draw:connector>
        <draw:connector draw:style-name="gr4" draw:text-style-name="P2" draw:layer="layout" svg:x1="3.394cm" svg:y1="16.367cm" svg:x2="4.366cm" svg:y2="17.383cm" draw:start-shape="id50" draw:start-glue-point="6" draw:end-shape="id51" draw:end-glue-point="4" svg:d="m3394 16367v508h972v508">
          <text:p/>
        </draw:connector>
        <draw:connector draw:style-name="gr4" draw:text-style-name="P2" draw:layer="layout" svg:x1="6.461cm" svg:y1="18.526cm" svg:x2="9.826cm" svg:y2="6.207cm" draw:start-shape="id51" draw:start-glue-point="7" draw:end-shape="id52" draw:end-glue-point="4" svg:d="m6461 18526h762v-12820h2603v501">
          <text:p/>
        </draw:connector>
        <draw:custom-shape draw:style-name="gr2" draw:text-style-name="P2" xml:id="id58" draw:id="id58" draw:layer="layout" svg:width="3.175cm" svg:height="1.524cm" svg:x="17.002cm" svg:y="8.747cm">
          <text:p text:style-name="P2">End of dspHang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9.826cm" svg:y1="8.747cm" svg:x2="9.87cm" svg:y2="9.89cm" draw:start-shape="id52" draw:start-glue-point="6" draw:end-shape="id53" draw:end-glue-point="4" svg:d="m9826 8747v572h44v571">
          <text:p/>
        </draw:connector>
        <draw:connector draw:style-name="gr4" draw:text-style-name="P2" draw:layer="layout" svg:x1="9.59cm" svg:y1="12.049cm" svg:x2="9.563cm" svg:y2="13.446cm" draw:start-shape="id53" draw:start-glue-point="8" draw:end-shape="id54" draw:end-glue-point="4" svg:d="m9590 12049v698h-27v699">
          <text:p/>
        </draw:connector>
        <draw:connector draw:style-name="gr4" draw:text-style-name="P2" draw:layer="layout" svg:x1="11.668cm" svg:y1="7.477cm" svg:x2="13.814cm" svg:y2="7.468cm" draw:start-shape="id52" draw:start-glue-point="7" draw:end-shape="id55" draw:end-glue-point="6" svg:d="m11668 7477h952v-9h1194">
          <text:p/>
        </draw:connector>
        <draw:custom-shape draw:style-name="gr2" draw:text-style-name="P2" xml:id="id56" draw:id="id56" draw:layer="layout" svg:width="2.921cm" svg:height="1.905cm" svg:x="3.032cm" svg:y="21.066cm">
          <text:p text:style-name="P2">col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7" draw:id="id57" draw:layer="layout" svg:width="2.794cm" svg:height="1.524cm" svg:x="2.224cm" svg:y="24.368cm">
          <text:p text:style-name="P2">row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xml:id="id59" draw:id="id59" draw:layer="layout" svg:x1="9.563cm" svg:y1="14.335cm" svg:x2="5.953cm" svg:y2="22.019cm" draw:start-shape="id54" draw:start-glue-point="6" draw:end-shape="id56" draw:end-glue-point="7" svg:d="m9563 14335v7684h-3610">
          <text:p/>
        </draw:connector>
        <draw:connector draw:style-name="gr4" draw:text-style-name="P2" draw:layer="layout" svg:x1="4.493cm" svg:y1="22.971cm" svg:x2="5.018cm" svg:y2="25.13cm" draw:start-shape="id56" draw:start-glue-point="6" draw:end-shape="id57" draw:end-glue-point="7" svg:d="m4493 22971v699h1027v1460h-502">
          <text:p/>
        </draw:connector>
        <draw:connector draw:style-name="gr4" draw:text-style-name="P2" draw:layer="layout" svg:x1="2.224cm" svg:y1="25.13cm" svg:x2="1.716cm" svg:y2="12.811cm" draw:start-shape="id57" draw:start-glue-point="5" draw:end-shape="id49" draw:end-glue-point="5" svg:d="m2224 25130h-1009v-12319h501">
          <text:p/>
        </draw:connector>
        <draw:connector draw:style-name="gr6" draw:text-style-name="P2" draw:layer="layout" draw:line-skew="-5.184cm -3.563cm" svg:x1="5.018cm" svg:y1="12.811cm" svg:x2="18.59cm" svg:y2="8.747cm" draw:start-shape="id49" draw:start-glue-point="7" draw:end-shape="id58" draw:end-glue-point="4" svg:d="m5018 12811h808v-8128h12764v4064">
          <text:p text:style-name="P2">No</text:p>
        </draw:connector>
        <draw:connector draw:style-name="gr4" draw:text-style-name="P2" draw:layer="layout" svg:x1="14.78cm" svg:y1="8.547cm" svg:x2="9.563cm" svg:y2="22.019cm" draw:start-shape="id55" draw:start-glue-point="8" draw:end-shape="id59" draw:end-glue-point="0" svg:d="m14780 8547v13472h-5217">
          <text:p/>
        </draw:connector>
        <draw:connector draw:style-name="gr4" draw:text-style-name="P2" draw:layer="layout" svg:x1="3.032cm" svg:y1="22.019cm" svg:x2="4.366cm" svg:y2="19.669cm" draw:start-shape="id56" draw:start-glue-point="5" draw:end-shape="id51" draw:end-glue-point="6" svg:d="m3032 22019h-502v-1651h1836v-699">
          <text:p/>
        </draw:connector>
        <draw:frame draw:style-name="gr10" draw:text-style-name="P3" draw:layer="layout" svg:width="0.502cm" svg:height="0.687cm" svg:x="11.884cm" svg:y="8.656cm">
          <draw:text-box>
            <text:p/>
          </draw:text-box>
        </draw:frame>
        <draw:frame draw:style-name="gr9" draw:text-style-name="P3" draw:layer="layout" svg:width="0.997cm" svg:height="0.687cm" svg:x="5.826cm" svg:y="10.271cm">
          <draw:text-box>
            <text:p text:style-name="P3">No</text:p>
          </draw:text-box>
        </draw:frame>
        <draw:frame draw:style-name="gr9" draw:text-style-name="P3" draw:layer="layout" svg:width="0.997cm" svg:height="0.687cm" svg:x="9.89cm" svg:y="9.001cm">
          <draw:text-box>
            <text:p text:style-name="P3">No</text:p>
          </draw:text-box>
        </draw:frame>
        <draw:frame draw:style-name="gr9" draw:text-style-name="P3" draw:layer="layout" svg:width="1.137cm" svg:height="0.687cm" svg:x="12.557cm" svg:y="7.477cm">
          <draw:text-box>
            <text:p text:style-name="P3">Yes</text:p>
          </draw:text-box>
        </draw:frame>
        <draw:frame draw:style-name="gr9" draw:text-style-name="P3" draw:layer="layout" svg:width="1.137cm" svg:height="0.687cm" svg:x="7.096cm" svg:y="18.526cm">
          <draw:text-box>
            <text:p text:style-name="P3">Yes</text:p>
          </draw:text-box>
        </draw:frame>
        <draw:connector draw:style-name="gr5" draw:text-style-name="P2" draw:layer="layout" draw:line-skew="0cm 1.333cm" svg:x1="2.27cm" svg:y1="18.526cm" svg:x2="3.621cm" svg:y2="24.368cm" draw:start-shape="id51" draw:start-glue-point="5" draw:end-shape="id57" draw:end-glue-point="4" svg:d="m2270 18526h-502v4826h1853v1016">
          <text:p/>
        </draw:connector>
        <draw:frame draw:style-name="gr9" draw:text-style-name="P3" draw:layer="layout" svg:width="0.997cm" svg:height="0.687cm" svg:x="2.016cm" svg:y="19.161cm">
          <draw:text-box>
            <text:p text:style-name="P3">No</text:p>
          </draw:text-box>
        </draw:frame>
        <draw:frame draw:style-name="gr8" draw:text-style-name="P1" draw:layer="layout" svg:width="7.366cm" svg:height="2.388cm" svg:x="6.969cm" svg:y="1.635cm">
          <draw:text-box>
            <text:p text:style-name="P1">Project 1</text:p>
            <text:p text:style-name="P1">Flowchart of Hangman</text:p>
            <text:p text:style-name="P1">David W. Smith – 2/5/14</text:p>
          </draw:text-box>
        </draw:frame>
      </draw:page>
      <draw:page draw:name="page5" draw:style-name="dp1" draw:master-page-name="Default">
        <draw:frame draw:style-name="gr8" draw:text-style-name="P1" draw:layer="layout" svg:width="7.366cm" svg:height="2.388cm" svg:x="6.969cm" svg:y="1.635cm">
          <draw:text-box>
            <text:p text:style-name="P1">Project 1</text:p>
            <text:p text:style-name="P1">Flowchart of Hangman</text:p>
            <text:p text:style-name="P1">David W. Smith – 2/5/14</text:p>
          </draw:text-box>
        </draw:frame>
        <draw:custom-shape draw:style-name="gr2" draw:text-style-name="P2" xml:id="id60" draw:id="id60" draw:layer="layout" svg:width="3.302cm" svg:height="1.143cm" svg:x="1.154cm" svg:y="4.556cm">
          <text:p text:style-name="P2">Start of updtHng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61" draw:id="id61" draw:layer="layout" svg:width="3.175cm" svg:height="2.667cm" svg:x="1.254cm" svg:y="7.223cm">
          <text:p text:style-name="P2">ErrCnt == 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2" draw:id="id62" draw:layer="layout" svg:width="3.175cm" svg:height="3.048cm" svg:x="1.281cm" svg:y="11.541cm">
          <text:p text:style-name="P2">ErrrCnt == 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3" draw:id="id63" draw:layer="layout" svg:width="3.302cm" svg:height="3.302cm" svg:x="1.308cm" svg:y="16.24cm">
          <text:p text:style-name="P2">ErrCnt == 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4" draw:id="id64" draw:layer="layout" svg:width="3.683cm" svg:height="3.683cm" svg:x="1.135cm" svg:y="21.193cm">
          <text:p text:style-name="P2">ErrCnt == 4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5" draw:id="id65" draw:layer="layout" svg:width="0.635cm" svg:height="0.762cm" svg:x="2.648cm" svg:y="26.01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84" draw:id="id84" draw:layer="layout" svg:width="0.635cm" svg:height="0.762cm" svg:x="10.398cm" svg:y="4.55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73" draw:id="id73" draw:layer="layout" svg:width="2.921cm" svg:height="2.54cm" svg:x="9.255cm" svg:y="7.35cm">
          <text:p text:style-name="P2">ErrCnt =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5" draw:id="id75" draw:layer="layout" svg:width="2.667cm" svg:height="2.921cm" svg:x="9.636cm" svg:y="11.795cm">
          <text:p text:style-name="P2">ErrCnt ==6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7" draw:id="id77" draw:layer="layout" svg:width="3.048cm" svg:height="3.429cm" svg:x="9.636cm" svg:y="17.002cm">
          <text:p text:style-name="P2">ErrCnt == 7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9" draw:id="id79" draw:layer="layout" svg:width="3.429cm" svg:height="2.794cm" svg:x="9.763cm" svg:y="22.209cm">
          <text:p text:style-name="P2">ErrCnt == 8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0" draw:id="id70" draw:layer="layout" svg:width="2.286cm" svg:height="2.032cm" svg:x="17.964cm" svg:y="7.731cm">
          <text:p text:style-name="P2">ErrCnt == 9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6" draw:id="id66" draw:layer="layout" svg:width="2.032cm" svg:height="1.524cm" svg:x="5.699cm" svg:y="7.785cm">
          <text:p text:style-name="P2">dMatrix[3][9]</text:p>
          <text:p text:style-name="P2"><text:s/>= 'O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7" draw:id="id67" draw:layer="layout" svg:width="2.286cm" svg:height="1.651cm" svg:x="5.572cm" svg:y="12.203cm">
          <text:p text:style-name="P2">dMatrix[4][9]</text:p>
          <text:p text:style-name="P2"><text:s/>= '|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8" draw:id="id68" draw:layer="layout" svg:width="2.159cm" svg:height="1.778cm" svg:x="5.699cm" svg:y="17.002cm">
          <text:p text:style-name="P2">dMatrix[4][8]</text:p>
          <text:p text:style-name="P2"><text:s/>= '\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9" draw:id="id69" draw:layer="layout" svg:width="2.413cm" svg:height="1.778cm" svg:x="5.953cm" svg:y="22.109cm">
          <text:p text:style-name="P2">dMatrix[4][10]</text:p>
          <text:p text:style-name="P2"><text:s/>= '/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7" draw:id="id87" draw:layer="layout" svg:width="0.635cm" svg:height="0.762cm" svg:x="18.399cm" svg:y="4.55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88" draw:id="id88" draw:layer="layout" svg:width="0.635cm" svg:height="0.762cm" svg:x="11.16cm" svg:y="25.76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74" draw:id="id74" draw:layer="layout" svg:width="2.159cm" svg:height="1.851cm" svg:x="13.7cm" svg:y="7.658cm">
          <text:p text:style-name="P2">dMatrix[5][9]</text:p>
          <text:p text:style-name="P2"><text:s/>= '|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6" draw:id="id76" draw:layer="layout" svg:width="2.286cm" svg:height="1.905cm" svg:x="13.7cm" svg:y="12.303cm">
          <text:p text:style-name="P2">dMatrix[6][8]</text:p>
          <text:p text:style-name="P2"><text:s/>= '/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8" draw:id="id78" draw:layer="layout" svg:width="2.413cm" svg:height="2.413cm" svg:x="13.7cm" svg:y="17.529cm">
          <text:p text:style-name="P2">dMatrix[6][10]</text:p>
          <text:p text:style-name="P2"><text:s/>= '\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0" draw:id="id80" draw:layer="layout" svg:width="2.159cm" svg:height="2.286cm" svg:x="13.954cm" svg:y="22.444cm">
          <text:p text:style-name="P2">Dmatrix[7][7]</text:p>
          <text:p text:style-name="P2">= '-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1" draw:id="id71" draw:layer="layout" svg:width="2.159cm" svg:height="1.524cm" svg:x="18.018cm" svg:y="10.906cm">
          <text:p text:style-name="P2">dMatrix[7][11]</text:p>
          <text:p text:style-name="P2"><text:s/>= '-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2.805cm" svg:y1="5.699cm" svg:x2="2.842cm" svg:y2="7.223cm" draw:start-shape="id60" draw:start-glue-point="6" draw:end-shape="id61" draw:end-glue-point="4" svg:d="m2805 5699v762h37v762">
          <text:p/>
        </draw:connector>
        <draw:connector draw:style-name="gr5" draw:text-style-name="P2" draw:layer="layout" svg:x1="2.842cm" svg:y1="9.89cm" svg:x2="2.869cm" svg:y2="11.541cm" draw:start-shape="id61" draw:start-glue-point="6" draw:end-shape="id62" draw:end-glue-point="4" svg:d="m2842 9890v826h27v825">
          <text:p/>
        </draw:connector>
        <draw:connector draw:style-name="gr5" draw:text-style-name="P2" draw:layer="layout" svg:x1="2.869cm" svg:y1="14.589cm" svg:x2="2.959cm" svg:y2="16.24cm" draw:start-shape="id62" draw:start-glue-point="6" draw:end-shape="id63" draw:end-glue-point="4" svg:d="m2869 14589v826h90v825">
          <text:p/>
        </draw:connector>
        <draw:connector draw:style-name="gr5" draw:text-style-name="P2" draw:layer="layout" svg:x1="2.959cm" svg:y1="19.542cm" svg:x2="2.976cm" svg:y2="21.193cm" draw:start-shape="id63" draw:start-glue-point="6" draw:end-shape="id64" draw:end-glue-point="4" svg:d="m2959 19542v826h17v825">
          <text:p/>
        </draw:connector>
        <draw:connector draw:style-name="gr5" draw:text-style-name="P2" draw:layer="layout" svg:x1="2.976cm" svg:y1="24.876cm" svg:x2="2.966cm" svg:y2="26.019cm" draw:start-shape="id64" draw:start-glue-point="6" draw:end-shape="id65" draw:end-glue-point="4" svg:d="m2976 24876v571h-10v572">
          <text:p/>
        </draw:connector>
        <draw:custom-shape draw:style-name="gr2" draw:text-style-name="P2" xml:id="id72" draw:id="id72" draw:layer="layout" svg:width="2.699cm" svg:height="1.778cm" svg:x="17.791cm" svg:y="14.335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2" draw:layer="layout" svg:x1="4.429cm" svg:y1="8.557cm" svg:x2="5.699cm" svg:y2="8.547cm" draw:start-shape="id61" draw:start-glue-point="7" draw:end-shape="id66" draw:end-glue-point="5" svg:d="m4429 8557h603v-10h667">
          <text:p text:style-name="P2">Y</text:p>
        </draw:connector>
        <draw:connector draw:style-name="gr5" draw:text-style-name="P2" draw:layer="layout" svg:x1="4.456cm" svg:y1="13.065cm" svg:x2="5.572cm" svg:y2="13.029cm" draw:start-shape="id62" draw:start-glue-point="7" draw:end-shape="id67" draw:end-glue-point="5" svg:d="m4456 13065h558v-36h558">
          <text:p/>
        </draw:connector>
        <draw:connector draw:style-name="gr5" draw:text-style-name="P2" draw:layer="layout" svg:x1="4.61cm" svg:y1="17.891cm" svg:x2="5.699cm" svg:y2="17.891cm" draw:start-shape="id63" draw:start-glue-point="7" draw:end-shape="id68" draw:end-glue-point="5" svg:d="m4610 17891h1089">
          <text:p/>
        </draw:connector>
        <draw:connector draw:style-name="gr5" draw:text-style-name="P2" draw:layer="layout" svg:x1="4.818cm" svg:y1="23.034cm" svg:x2="5.953cm" svg:y2="22.998cm" draw:start-shape="id64" draw:start-glue-point="7" draw:end-shape="id69" draw:end-glue-point="5" svg:d="m4818 23034h567v-36h568">
          <text:p/>
        </draw:connector>
        <draw:connector draw:style-name="gr5" draw:text-style-name="P2" draw:layer="layout" svg:x1="19.107cm" svg:y1="9.763cm" svg:x2="19.098cm" svg:y2="10.906cm" draw:start-shape="id70" draw:start-glue-point="6" draw:end-shape="id71" draw:end-glue-point="4" svg:d="m19107 9763v572h-9v571">
          <text:p/>
        </draw:connector>
        <draw:connector draw:style-name="gr5" draw:text-style-name="P2" draw:layer="layout" svg:x1="19.098cm" svg:y1="12.43cm" svg:x2="19.141cm" svg:y2="14.335cm" draw:start-shape="id71" draw:start-glue-point="6" draw:end-shape="id72" draw:end-glue-point="4" svg:d="m19098 12430v953h43v952">
          <text:p/>
        </draw:connector>
        <draw:connector draw:style-name="gr5" draw:text-style-name="P2" draw:layer="layout" svg:x1="12.176cm" svg:y1="8.62cm" svg:x2="13.7cm" svg:y2="8.584cm" draw:start-shape="id73" draw:start-glue-point="7" draw:end-shape="id74" draw:end-glue-point="5" svg:d="m12176 8620h761v-36h763">
          <text:p/>
        </draw:connector>
        <draw:connector draw:style-name="gr5" draw:text-style-name="P2" draw:layer="layout" svg:x1="12.303cm" svg:y1="13.256cm" svg:x2="13.7cm" svg:y2="13.256cm" draw:start-shape="id75" draw:start-glue-point="7" draw:end-shape="id76" draw:end-glue-point="5" svg:d="m12303 13256h1397">
          <text:p/>
        </draw:connector>
        <draw:connector draw:style-name="gr5" draw:text-style-name="P2" draw:layer="layout" svg:x1="12.684cm" svg:y1="18.717cm" svg:x2="13.7cm" svg:y2="18.736cm" draw:start-shape="id77" draw:start-glue-point="7" draw:end-shape="id78" draw:end-glue-point="5" svg:d="m12684 18717h508v19h508">
          <text:p/>
        </draw:connector>
        <draw:connector draw:style-name="gr5" draw:text-style-name="P2" draw:layer="layout" svg:x1="13.192cm" svg:y1="23.606cm" svg:x2="13.954cm" svg:y2="23.587cm" draw:start-shape="id79" draw:start-glue-point="7" draw:end-shape="id80" draw:end-glue-point="5" svg:d="m13192 23606h362v-19h400">
          <text:p/>
        </draw:connector>
        <draw:connector draw:style-name="gr4" draw:text-style-name="P2" draw:layer="layout" svg:x1="14.843cm" svg:y1="14.208cm" svg:x2="17.791cm" svg:y2="15.224cm" draw:start-shape="id76" draw:start-glue-point="6" draw:end-shape="id72" draw:end-glue-point="5" svg:d="m14843 14208v1016h2948">
          <text:p/>
        </draw:connector>
        <draw:connector draw:style-name="gr5" draw:text-style-name="P2" xml:id="id81" draw:id="id81" draw:layer="layout" svg:x1="14.78cm" svg:y1="9.509cm" svg:x2="16.637cm" svg:y2="10.135cm" draw:start-shape="id74" draw:start-glue-point="6" svg:d="m14780 9509v564h1857v62">
          <text:p/>
        </draw:connector>
        <draw:connector draw:style-name="gr5" draw:text-style-name="P2" draw:layer="layout" svg:x1="16.637cm" svg:y1="10.135cm" svg:x2="16.772cm" svg:y2="15.202cm" draw:start-shape="id81" draw:start-glue-point="3" svg:d="m16637 10135v2784h135v2283">
          <text:p/>
        </draw:connector>
        <draw:connector draw:style-name="gr5" draw:text-style-name="P2" draw:layer="layout" svg:x1="16.113cm" svg:y1="18.736cm" svg:x2="16.278cm" svg:y2="15.113cm" draw:start-shape="id78" draw:start-glue-point="7" svg:d="m16113 18736h501v-3623h-336">
          <text:p/>
        </draw:connector>
        <draw:connector draw:style-name="gr5" draw:text-style-name="P2" draw:layer="layout" svg:x1="16.113cm" svg:y1="23.587cm" svg:x2="16.637cm" svg:y2="18.79cm" draw:start-shape="id80" draw:start-glue-point="7" svg:d="m16113 23587h513v-4797h11">
          <text:p/>
        </draw:connector>
        <draw:connector draw:style-name="gr5" draw:text-style-name="P2" xml:id="id82" draw:id="id82" draw:layer="layout" svg:x1="7.858cm" svg:y1="17.891cm" svg:x2="8.386cm" svg:y2="15.696cm" draw:start-shape="id68" draw:start-glue-point="7" svg:d="m7858 17891h515v-2195h13">
          <text:p/>
        </draw:connector>
        <draw:connector draw:style-name="gr12" draw:text-style-name="P2" draw:layer="layout" draw:line-skew="-0.501cm" svg:x1="8.366cm" svg:y1="22.998cm" svg:x2="7.858cm" svg:y2="17.891cm" draw:start-shape="id69" draw:start-glue-point="7" draw:end-shape="id68" draw:end-glue-point="7" svg:d="m8366 22998v0-5107h-508">
          <text:p/>
        </draw:connector>
        <draw:connector draw:style-name="gr4" draw:text-style-name="P2" xml:id="id83" draw:id="id83" draw:layer="layout" svg:x1="7.858cm" svg:y1="13.029cm" svg:x2="8.386cm" svg:y2="15.696cm" draw:start-shape="id67" draw:start-glue-point="7" draw:end-shape="id82" draw:end-glue-point="3" svg:d="m7858 13029h528v2667">
          <text:p/>
        </draw:connector>
        <draw:connector draw:style-name="gr4" draw:text-style-name="P2" draw:layer="layout" svg:x1="7.731cm" svg:y1="8.547cm" svg:x2="8.386cm" svg:y2="13.029cm" draw:start-shape="id66" draw:start-glue-point="7" draw:end-shape="id83" draw:end-glue-point="0" svg:d="m7731 8547h655v4482">
          <text:p/>
        </draw:connector>
        <draw:connector draw:style-name="gr5" draw:text-style-name="P2" draw:layer="layout" svg:x1="10.716cm" svg:y1="5.318cm" svg:x2="10.716cm" svg:y2="7.35cm" draw:start-shape="id84" draw:start-glue-point="8" draw:end-shape="id73" draw:end-glue-point="4" svg:d="m10716 5318v2032">
          <text:p/>
        </draw:connector>
        <draw:connector draw:style-name="gr5" draw:text-style-name="P2" draw:layer="layout" svg:x1="10.716cm" svg:y1="9.89cm" svg:x2="10.97cm" svg:y2="11.795cm" draw:start-shape="id73" draw:start-glue-point="6" draw:end-shape="id75" draw:end-glue-point="4" svg:d="m10716 9890v953h254v952">
          <text:p/>
        </draw:connector>
        <draw:connector draw:style-name="gr4" draw:text-style-name="P2" xml:id="id85" draw:id="id85" draw:layer="layout" svg:x1="8.366cm" svg:y1="22.998cm" svg:x2="8.969cm" svg:y2="26.772cm" draw:start-shape="id69" draw:start-glue-point="7" svg:d="m8366 22998h552v3774h51">
          <text:p/>
        </draw:connector>
        <draw:connector draw:style-name="gr4" draw:text-style-name="P2" xml:id="id86" draw:id="id86" draw:layer="layout" svg:x1="8.969cm" svg:y1="26.772cm" svg:x2="19.014cm" svg:y2="26.728cm" draw:start-shape="id85" draw:start-glue-point="3" svg:d="m8969 26772h5292v-44h4753">
          <text:p/>
        </draw:connector>
        <draw:connector draw:style-name="gr4" draw:text-style-name="P2" draw:layer="layout" svg:x1="19.014cm" svg:y1="26.728cm" svg:x2="19.141cm" svg:y2="16.113cm" draw:start-shape="id86" draw:start-glue-point="3" draw:end-shape="id72" draw:end-glue-point="6" svg:d="m19014 26728v-5356h127v-5259">
          <text:p/>
        </draw:connector>
        <draw:connector draw:style-name="gr5" draw:text-style-name="P2" draw:layer="layout" svg:x1="18.717cm" svg:y1="5.318cm" svg:x2="19.107cm" svg:y2="7.731cm" draw:start-shape="id87" draw:start-glue-point="8" draw:end-shape="id70" draw:end-glue-point="4" svg:d="m18717 5318v1207h390v1206">
          <text:p/>
        </draw:connector>
        <draw:connector draw:style-name="gr4" draw:text-style-name="P2" draw:layer="layout" svg:x1="17.964cm" svg:y1="8.747cm" svg:x2="17.791cm" svg:y2="15.224cm" draw:start-shape="id70" draw:start-glue-point="5" draw:end-shape="id72" draw:end-glue-point="5" svg:d="m17964 8747h-675v6477h502">
          <text:p/>
        </draw:connector>
        <draw:connector draw:style-name="gr5" draw:text-style-name="P2" draw:layer="layout" svg:x1="10.97cm" svg:y1="14.716cm" svg:x2="11.16cm" svg:y2="17.002cm" draw:start-shape="id75" draw:start-glue-point="6" draw:end-shape="id77" draw:end-glue-point="4" svg:d="m10970 14716v1143h190v1143">
          <text:p/>
        </draw:connector>
        <draw:connector draw:style-name="gr5" draw:text-style-name="P2" draw:layer="layout" svg:x1="11.16cm" svg:y1="20.431cm" svg:x2="11.478cm" svg:y2="22.209cm" draw:start-shape="id77" draw:start-glue-point="6" draw:end-shape="id79" draw:end-glue-point="4" svg:d="m11160 20431v889h318v889">
          <text:p/>
        </draw:connector>
        <draw:frame draw:style-name="gr9" draw:text-style-name="P3" draw:layer="layout" svg:width="0.781cm" svg:height="0.687cm" svg:x="2.778cm" svg:y="10.525cm">
          <draw:text-box>
            <text:p text:style-name="P3">N</text:p>
          </draw:text-box>
        </draw:frame>
        <draw:frame draw:style-name="gr9" draw:text-style-name="P3" draw:layer="layout" svg:width="0.781cm" svg:height="0.687cm" svg:x="2.905cm" svg:y="15.478cm">
          <draw:text-box>
            <text:p text:style-name="P3">N</text:p>
          </draw:text-box>
        </draw:frame>
        <draw:frame draw:style-name="gr9" draw:text-style-name="P3" draw:layer="layout" svg:width="0.781cm" svg:height="0.687cm" svg:x="2.905cm" svg:y="20.177cm">
          <draw:text-box>
            <text:p text:style-name="P3">N</text:p>
          </draw:text-box>
        </draw:frame>
        <draw:frame draw:style-name="gr9" draw:text-style-name="P3" draw:layer="layout" svg:width="0.781cm" svg:height="0.687cm" svg:x="3.032cm" svg:y="25.257cm">
          <draw:text-box>
            <text:p text:style-name="P3">N</text:p>
          </draw:text-box>
        </draw:frame>
        <draw:frame draw:style-name="gr9" draw:text-style-name="P3" draw:layer="layout" svg:width="0.76cm" svg:height="0.687cm" svg:x="5.318cm" svg:y="22.971cm">
          <draw:text-box>
            <text:p text:style-name="P3">Y</text:p>
          </draw:text-box>
        </draw:frame>
        <draw:frame draw:style-name="gr9" draw:text-style-name="P3" draw:layer="layout" svg:width="0.76cm" svg:height="0.687cm" svg:x="5.064cm" svg:y="17.891cm">
          <draw:text-box>
            <text:p text:style-name="P3">Y</text:p>
          </draw:text-box>
        </draw:frame>
        <draw:frame draw:style-name="gr9" draw:text-style-name="P3" draw:layer="layout" svg:width="0.76cm" svg:height="0.687cm" svg:x="4.937cm" svg:y="13.192cm">
          <draw:text-box>
            <text:p text:style-name="P3">Y</text:p>
          </draw:text-box>
        </draw:frame>
        <draw:frame draw:style-name="gr9" draw:text-style-name="P3" draw:layer="layout" svg:width="0.76cm" svg:height="0.687cm" svg:x="12.811cm" svg:y="8.747cm">
          <draw:text-box>
            <text:p text:style-name="P3">Y</text:p>
          </draw:text-box>
        </draw:frame>
        <draw:frame draw:style-name="gr9" draw:text-style-name="P3" draw:layer="layout" svg:width="0.76cm" svg:height="0.687cm" svg:x="12.938cm" svg:y="13.319cm">
          <draw:text-box>
            <text:p text:style-name="P3">Y</text:p>
          </draw:text-box>
        </draw:frame>
        <draw:frame draw:style-name="gr9" draw:text-style-name="P3" draw:layer="layout" svg:width="0.76cm" svg:height="0.687cm" svg:x="13.192cm" svg:y="18.78cm">
          <draw:text-box>
            <text:p text:style-name="P3">Y</text:p>
          </draw:text-box>
        </draw:frame>
        <draw:frame draw:style-name="gr9" draw:text-style-name="P3" draw:layer="layout" svg:width="0.76cm" svg:height="0.687cm" svg:x="13.446cm" svg:y="23.606cm">
          <draw:text-box>
            <text:p text:style-name="P3">Y</text:p>
          </draw:text-box>
        </draw:frame>
        <draw:frame draw:style-name="gr9" draw:text-style-name="P3" draw:layer="layout" svg:width="0.781cm" svg:height="0.687cm" svg:x="11.541cm" svg:y="21.447cm">
          <draw:text-box>
            <text:p text:style-name="P3">N</text:p>
          </draw:text-box>
        </draw:frame>
        <draw:frame draw:style-name="gr9" draw:text-style-name="P3" draw:layer="layout" svg:width="0.781cm" svg:height="0.687cm" svg:x="11.033cm" svg:y="15.097cm">
          <draw:text-box>
            <text:p text:style-name="P3">N</text:p>
          </draw:text-box>
        </draw:frame>
        <draw:frame draw:style-name="gr9" draw:text-style-name="P3" draw:layer="layout" svg:width="0.781cm" svg:height="0.687cm" svg:x="10.779cm" svg:y="10.525cm">
          <draw:text-box>
            <text:p text:style-name="P3">N</text:p>
          </draw:text-box>
        </draw:frame>
        <draw:frame draw:style-name="gr9" draw:text-style-name="P3" draw:layer="layout" svg:width="0.781cm" svg:height="0.687cm" svg:x="17.383cm" svg:y="10.017cm">
          <draw:text-box>
            <text:p text:style-name="P3">N</text:p>
          </draw:text-box>
        </draw:frame>
        <draw:frame draw:style-name="gr9" draw:text-style-name="P3" draw:layer="layout" svg:width="0.76cm" svg:height="0.687cm" svg:x="19.161cm" svg:y="10.144cm">
          <draw:text-box>
            <text:p text:style-name="P3">Y</text:p>
          </draw:text-box>
        </draw:frame>
        <draw:connector draw:style-name="gr11" draw:text-style-name="P2" draw:layer="layout" svg:x1="11.478cm" svg:y1="25.003cm" svg:x2="11.478cm" svg:y2="25.765cm" draw:start-shape="id79" draw:start-glue-point="6" draw:end-shape="id88" draw:end-glue-point="4" svg:d="m11478 25003v762">
          <text:p text:style-name="P2">N</text:p>
        </draw:connector>
      </draw:page>
      <draw:page draw:name="page6" draw:style-name="dp1" draw:master-page-name="Default">
        <draw:frame draw:style-name="gr8" draw:text-style-name="P1" draw:layer="layout" svg:width="7.366cm" svg:height="2.388cm" svg:x="6.969cm" svg:y="1.635cm">
          <draw:text-box>
            <text:p text:style-name="P1">Project 1</text:p>
            <text:p text:style-name="P1">Flowchart of Hangman</text:p>
            <text:p text:style-name="P1">David W. Smith – 2/5/14</text:p>
          </draw:text-box>
        </draw:frame>
        <draw:custom-shape draw:style-name="gr2" draw:text-style-name="P2" xml:id="id89" draw:id="id89" draw:layer="layout" svg:width="3.302cm" svg:height="1.397cm" svg:x="2.016cm" svg:y="4.81cm">
          <text:p text:style-name="P2">Start of strFi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90" draw:id="id90" draw:layer="layout" svg:width="3.302cm" svg:height="2.794cm" svg:x="2.016cm" svg:y="7.604cm">
          <text:p text:style-name="P2">Passed in – </text:p>
          <text:p text:style-name="P2">word[], ltr,</text:p>
          <text:p text:style-name="P2">len,display[][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1" draw:id="id91" draw:layer="layout" svg:width="3.048cm" svg:height="1.27cm" svg:x="2.17cm" svg:y="12.176cm">
          <text:p text:style-name="P2">isFnd = false</text:p>
          <text:p text:style-name="P2">i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2" draw:id="id92" draw:layer="layout" svg:width="3.175cm" svg:height="2.921cm" svg:x="2.152cm" svg:y="15.224cm">
          <text:p text:style-name="P2">i &lt; len &amp;&amp;</text:p>
          <text:p text:style-name="P2">wrd[i] != '\0'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94" draw:id="id94" draw:layer="layout" svg:width="2.794cm" svg:height="1.143cm" svg:x="15.859cm" svg:y="5.953cm">
          <text:p text:style-name="P2">i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3" draw:id="id93" draw:layer="layout" svg:width="3.556cm" svg:height="2.413cm" svg:x="9.255cm" svg:y="5.318cm">
          <text:p text:style-name="P2">wrd[i] == lt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95" draw:id="id95" draw:layer="layout" svg:width="3.429cm" svg:height="2.159cm" svg:x="9.309cm" svg:y="9.128cm">
          <text:p text:style-name="P2">isFnd = true</text:p>
          <text:p text:style-name="P2">display[11][i] = lt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3.667cm" svg:y1="6.207cm" svg:x2="3.667cm" svg:y2="7.604cm" draw:start-shape="id89" draw:start-glue-point="6" draw:end-shape="id90" draw:end-glue-point="4" svg:d="m3667 6207v1397">
          <text:p/>
        </draw:connector>
        <draw:connector draw:style-name="gr4" draw:text-style-name="P2" draw:layer="layout" svg:x1="3.667cm" svg:y1="10.398cm" svg:x2="3.694cm" svg:y2="12.176cm" draw:start-shape="id90" draw:start-glue-point="6" draw:end-shape="id91" draw:end-glue-point="4" svg:d="m3667 10398v890h27v888">
          <text:p/>
        </draw:connector>
        <draw:connector draw:style-name="gr4" draw:text-style-name="P2" draw:layer="layout" svg:x1="3.694cm" svg:y1="13.446cm" svg:x2="3.74cm" svg:y2="15.224cm" draw:start-shape="id91" draw:start-glue-point="6" draw:end-shape="id92" draw:end-glue-point="4" svg:d="m3694 13446v889h46v889">
          <text:p/>
        </draw:connector>
        <draw:connector draw:style-name="gr4" draw:text-style-name="P2" draw:layer="layout" svg:x1="5.327cm" svg:y1="16.685cm" svg:x2="9.255cm" svg:y2="6.525cm" draw:start-shape="id92" draw:start-glue-point="7" draw:end-shape="id93" draw:end-glue-point="5" svg:d="m5327 16685h1964v-10160h1964">
          <text:p/>
        </draw:connector>
        <draw:connector draw:style-name="gr4" draw:text-style-name="P2" xml:id="id96" draw:id="id96" draw:layer="layout" svg:x1="12.811cm" svg:y1="6.525cm" svg:x2="15.859cm" svg:y2="6.525cm" draw:start-shape="id93" draw:start-glue-point="7" draw:end-shape="id94" draw:end-glue-point="5" svg:d="m12811 6525h3048">
          <text:p/>
        </draw:connector>
        <draw:connector draw:style-name="gr5" draw:text-style-name="P2" draw:layer="layout" svg:x1="11.033cm" svg:y1="7.731cm" svg:x2="11.024cm" svg:y2="9.128cm" draw:start-shape="id93" draw:start-glue-point="6" draw:end-shape="id95" draw:end-glue-point="4" svg:d="m11033 7731v698h-9v699">
          <text:p/>
        </draw:connector>
        <draw:connector draw:style-name="gr4" draw:text-style-name="P2" draw:layer="layout" svg:x1="11.024cm" svg:y1="11.287cm" svg:x2="14.335cm" svg:y2="6.525cm" draw:start-shape="id95" draw:start-glue-point="6" draw:end-shape="id96" draw:end-glue-point="0" svg:d="m11024 11287v501h3311v-5263">
          <text:p/>
        </draw:connector>
        <draw:connector draw:style-name="gr4" draw:text-style-name="P2" draw:layer="layout" svg:x1="17.256cm" svg:y1="7.096cm" svg:x2="3.74cm" svg:y2="18.145cm" draw:start-shape="id94" draw:start-glue-point="6" draw:end-shape="id92" draw:end-glue-point="6" svg:d="m17256 7096v11550h-13516v-501">
          <text:p/>
        </draw:connector>
        <draw:custom-shape draw:style-name="gr2" draw:text-style-name="P2" xml:id="id97" draw:id="id97" draw:layer="layout" svg:width="2.667cm" svg:height="1.524cm" svg:x="2.905cm" svg:y="20.812cm">
          <text:p text:style-name="P2">return isF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8" draw:id="id98" draw:layer="layout" svg:width="3.556cm" svg:height="1.524cm" svg:x="8.366cm" svg:y="20.812cm">
          <text:p text:style-name="P2">End of strFi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2.152cm" svg:y1="16.685cm" svg:x2="2.905cm" svg:y2="21.574cm" draw:start-shape="id92" draw:start-glue-point="5" draw:end-shape="id97" draw:end-glue-point="5" svg:d="m2152 16685h-502v4889h1255">
          <text:p/>
        </draw:connector>
        <draw:connector draw:style-name="gr4" draw:text-style-name="P2" draw:layer="layout" svg:x1="5.572cm" svg:y1="21.574cm" svg:x2="8.366cm" svg:y2="21.574cm" draw:start-shape="id97" draw:start-glue-point="7" draw:end-shape="id98" draw:end-glue-point="5" svg:d="m5572 21574h27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Smith</meta:initial-creator>
    <meta:creation-date>2014-02-05T18:51:17.58</meta:creation-date>
    <dc:date>2014-02-06T05:28:31.69</dc:date>
    <dc:creator>David Smith</dc:creator>
    <meta:editing-duration>PT13M15S</meta:editing-duration>
    <meta:editing-cycles>1</meta:editing-cycles>
    <meta:document-statistic meta:object-count="228"/>
    <meta:generator>OpenOffice/4.0.1$Win32 OpenOffice.org_project/401m5$Build-9714</meta:generator>
  </office:meta>
</office:document-meta>
</file>